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2.45cm" fo:min-width="9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66ff66" draw:textarea-horizontal-align="justify" draw:textarea-vertical-align="middle" draw:auto-grow-height="false" fo:min-height="1.15cm" fo:min-width="3.5cm"/>
    </style:style>
    <style:style style:name="gr4" style:family="graphic" style:parent-style-name="standard">
      <style:graphic-properties draw:fill-color="#66ff66" draw:textarea-horizontal-align="justify" draw:textarea-vertical-align="middle" draw:auto-grow-height="false" fo:min-height="1.15cm" fo:min-width="3.7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0.564cm" fo:min-width="2.314cm"/>
    </style:style>
    <style:style style:name="gr6" style:family="graphic" style:parent-style-name="standard" style:list-style-name="L1">
      <style:graphic-properties draw:fill-color="#ffcc00" draw:textarea-horizontal-align="justify" draw:textarea-vertical-align="middle" draw:auto-grow-height="false" fo:min-height="0.565cm" fo:min-width="2.312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0.472cm" fo:min-width="2.322cm" draw:shadow="hidden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0.472cm" fo:min-width="2.322cm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0.742cm" fo:min-width="2.392cm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0.472cm" fo:min-width="2.519cm"/>
    </style:style>
    <style:style style:name="gr11" style:family="graphic" style:parent-style-name="standard">
      <style:graphic-properties draw:fill-color="#f04e4d" draw:textarea-horizontal-align="justify" draw:textarea-vertical-align="middle" draw:auto-grow-height="false" fo:min-height="1.55cm" fo:min-width="7.5cm"/>
    </style:style>
    <style:style style:name="gr12" style:family="graphic" style:parent-style-name="standard" style:list-style-name="L1">
      <style:graphic-properties draw:fill-color="#ffcc00" draw:textarea-horizontal-align="justify" draw:textarea-vertical-align="middle" draw:auto-grow-height="false" fo:min-height="0.472cm" fo:min-width="2.322cm"/>
    </style:style>
    <style:style style:name="gr13" style:family="graphic" style:parent-style-name="standard" style:list-style-name="L1">
      <style:graphic-properties draw:fill-color="#ffcc00" draw:textarea-horizontal-align="justify" draw:textarea-vertical-align="middle" draw:auto-grow-height="false" fo:min-height="0.472cm" fo:min-width="2.322cm"/>
    </style:style>
    <style:style style:name="gr14" style:family="graphic" style:parent-style-name="standard">
      <style:graphic-properties draw:fill-color="#ffcc00" draw:textarea-horizontal-align="justify" draw:textarea-vertical-align="middle" draw:auto-grow-height="false" fo:min-height="0.563cm" fo:min-width="2.314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ff66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cc00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ffcc00"/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-color="#ffcc00"/>
      <style:paragraph-properties fo:margin-left="0cm" fo:margin-right="0cm" fo:text-align="center" fo:text-indent="0cm"/>
      <style:text-properties style:text-position="0% 100%" fo:font-size="10pt" fo:font-weight="bold" style:font-size-asian="10pt" style:font-size-complex="10pt"/>
    </style:style>
    <style:style style:name="P12" style:family="paragraph">
      <loext:graphic-properties draw:fill-color="#ffcc00"/>
      <style:paragraph-properties fo:text-align="center"/>
      <style:text-properties fo:font-size="10pt" fo:font-weight="bold" style:font-size-asian="10pt" style:font-size-complex="10pt"/>
    </style:style>
    <style:style style:name="P13" style:family="paragraph">
      <loext:graphic-properties draw:fill-color="#f04e4d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weight="bold"/>
    </style:style>
    <style:style style:name="P15" style:family="paragraph">
      <loext:graphic-properties draw:fill-color="#ffcc00"/>
      <style:paragraph-properties fo:margin-left="0cm" fo:margin-right="0cm" fo:margin-top="0cm" fo:margin-bottom="0cm" fo:line-height="100%" fo:text-align="center" fo:text-indent="0cm"/>
      <style:text-properties fo:font-size="10pt" fo:font-weight="bold" style:font-size-asian="10pt" style:font-size-complex="10pt"/>
    </style:style>
    <style:style style:name="P16" style:family="paragraph">
      <loext:graphic-properties draw:fill-color="#ffcc00"/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-color="#ffcc00"/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0cm" svg:height="2.7cm" svg:x="5.2cm" svg:y="1.3cm">
          <text:p text:style-name="P1">Projeto: Ficha Limpa</text:p>
          <draw:enhanced-geometry svg:viewBox="0 0 21600 21600" draw:type="rectangle" draw:enhanced-path="M 0 0 L 21600 0 21600 21600 0 21600 0 0 Z N"/>
        </draw:custom-shape>
        <draw:line draw:style-name="gr2" draw:text-style-name="P3" xml:id="id1" draw:id="id1" draw:layer="layout" svg:x1="3.5cm" svg:y1="14.6cm" svg:x2="17.4cm" svg:y2="14.6cm">
          <text:p/>
        </draw:line>
        <draw:line draw:style-name="gr2" draw:text-style-name="P3" draw:layer="layout" svg:x1="10.1cm" svg:y1="4cm" svg:x2="10.1cm" svg:y2="14.6cm">
          <text:p/>
        </draw:line>
        <draw:custom-shape draw:style-name="gr3" draw:text-style-name="P4" xml:id="id2" draw:id="id2" draw:layer="layout" svg:width="4cm" svg:height="1.4cm" svg:x="1.5cm" svg:y="15.3cm">
          <text:p text:style-name="P1">Planejamento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.5cm" svg:y1="14.6cm" svg:x2="3.5cm" svg:y2="15.3cm" draw:start-shape="id1" draw:start-glue-point="3" draw:end-shape="id2" draw:end-glue-point="0" svg:d="M3500 14600v700" svg:viewBox="0 0 1 701">
          <text:p/>
        </draw:connector>
        <draw:custom-shape draw:style-name="gr3" draw:text-style-name="P4" draw:layer="layout" svg:width="4cm" svg:height="1.4cm" svg:x="6.1cm" svg:y="15.3cm">
          <text:p text:style-name="P1">Elaboraçã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1.4cm" svg:x="10.8cm" svg:y="15.3cm">
          <text:p text:style-name="P1">Construção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4.2cm" svg:height="1.4cm" svg:x="15.3cm" svg:y="15.3cm">
          <text:p text:style-name="P1">Encerramento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cm" svg:y1="14.6cm" svg:x2="8cm" svg:y2="15.3cm">
          <text:p/>
        </draw:line>
        <draw:line draw:style-name="gr2" draw:text-style-name="P3" draw:layer="layout" svg:x1="12.7cm" svg:y1="14.6cm" svg:x2="12.7cm" svg:y2="15.3cm">
          <text:p/>
        </draw:line>
        <draw:connector draw:style-name="gr2" draw:text-style-name="P3" draw:layer="layout" draw:type="line" svg:x1="17.4cm" svg:y1="14.6cm" svg:x2="17.4cm" svg:y2="15.3cm" draw:start-shape="id1" draw:start-glue-point="1" draw:end-shape="id3" draw:end-glue-point="0" svg:d="M17400 14600v700" svg:viewBox="0 0 1 701">
          <text:p/>
        </draw:connector>
        <draw:custom-shape draw:style-name="gr5" draw:text-style-name="P6" draw:layer="layout" svg:width="2.9cm" svg:height="0.9cm" svg:x="2.4cm" svg:y="18.2cm">
          <text:p text:style-name="P5"><text:span text:style-name="T1">2.</text:span><text:span text:style-name="T2">Esco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8cm" svg:y1="16.7cm" svg:x2="1.8cm" svg:y2="20.9cm">
          <text:p/>
        </draw:line>
        <draw:line draw:style-name="gr2" draw:text-style-name="P3" draw:layer="layout" svg:x1="1.8cm" svg:y1="18.6cm" svg:x2="2.4cm" svg:y2="18.6cm">
          <text:p/>
        </draw:line>
        <draw:custom-shape draw:style-name="gr6" draw:text-style-name="P8" draw:layer="layout" svg:width="2.9cm" svg:height="0.903cm" svg:x="2.403cm" svg:y="17.1cm">
          <text:p text:style-name="P7"><text:span text:style-name="T1">1. </text:span><text:span text:style-name="T2">Termo de </text:span></text:p>
          <text:p text:style-name="P5"><text:span text:style-name="T2">Abert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803cm" svg:y1="17.503cm" svg:x2="2.403cm" svg:y2="17.503cm">
          <text:p/>
        </draw:line>
        <draw:custom-shape draw:style-name="gr5" draw:text-style-name="P6" draw:layer="layout" svg:width="2.9cm" svg:height="0.9cm" svg:x="2.4cm" svg:y="19.3cm">
          <text:p text:style-name="P5"><text:span text:style-name="T1">3. </text:span><text:span text:style-name="T2">Cronogra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8cm" svg:y1="19.7cm" svg:x2="2.4cm" svg:y2="19.7cm">
          <text:p/>
        </draw:line>
        <draw:custom-shape draw:style-name="gr7" draw:text-style-name="P11" draw:layer="layout" svg:width="2.9cm" svg:height="0.8cm" svg:x="7.201cm" svg:y="17.101cm">
          <text:p text:style-name="P9"><text:span text:style-name="T3">1. Análise de </text:span></text:p>
          <text:p text:style-name="P10"><text:span text:style-name="T3">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6.601cm" svg:y1="17.501cm" svg:x2="7.201cm" svg:y2="17.501cm">
          <text:p/>
        </draw:line>
        <draw:custom-shape draw:style-name="gr8" draw:text-style-name="P12" draw:layer="layout" svg:width="2.9cm" svg:height="0.8cm" svg:x="7.202cm" svg:y="18.202cm">
          <text:p text:style-name="P9"><text:span text:style-name="T1">2.</text:span><text:span text:style-name="T3">Documentação</text:span></text:p>
          <text:p text:style-name="P1"><text:span text:style-name="T3"><text:s/></text:span><text:span text:style-name="T3">de 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6.602cm" svg:y1="18.602cm" svg:x2="7.202cm" svg:y2="18.602cm">
          <text:p/>
        </draw:line>
        <draw:custom-shape draw:style-name="gr8" draw:text-style-name="P12" draw:layer="layout" svg:width="2.9cm" svg:height="0.8cm" svg:x="7.203cm" svg:y="19.303cm">
          <text:p text:style-name="P1"><text:span text:style-name="T2">3. Validação de</text:span></text:p>
          <text:p text:style-name="P1"><text:span text:style-name="T2"><text:s/></text:span><text:span text:style-name="T2">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6.603cm" svg:y1="19.703cm" svg:x2="7.203cm" svg:y2="19.703cm">
          <text:p/>
        </draw:line>
        <draw:custom-shape draw:style-name="gr9" draw:text-style-name="P6" draw:layer="layout" svg:width="2.998cm" svg:height="1.098cm" svg:x="11.902cm" svg:y="17.1cm">
          <text:p text:style-name="P1"><text:span text:style-name="T2">1. Preparação do </text:span></text:p>
          <text:p text:style-name="P1"><text:span text:style-name="T2">ambiente de </text:span></text:p>
          <text:p text:style-name="P1"><text:span text:style-name="T2">trabal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1.302cm" svg:y1="17.702cm" svg:x2="11.902cm" svg:y2="17.702cm">
          <text:p/>
        </draw:line>
        <draw:custom-shape draw:style-name="gr10" draw:text-style-name="P6" draw:layer="layout" svg:width="3.097cm" svg:height="0.8cm" svg:x="11.903cm" svg:y="18.403cm">
          <text:p text:style-name="P1"><text:span text:style-name="T2">2. Desenvolvi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1.303cm" svg:y1="18.803cm" svg:x2="11.903cm" svg:y2="18.803cm">
          <text:p/>
        </draw:line>
        <draw:custom-shape draw:style-name="gr8" draw:text-style-name="P6" draw:layer="layout" svg:width="2.9cm" svg:height="0.8cm" svg:x="11.904cm" svg:y="23.004cm">
          <text:p text:style-name="P1"><text:span text:style-name="T2">3. Te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1.304cm" svg:y1="23.404cm" svg:x2="11.904cm" svg:y2="23.404cm">
          <text:p/>
        </draw:line>
        <draw:custom-shape draw:style-name="gr8" draw:text-style-name="P6" draw:layer="layout" svg:width="2.9cm" svg:height="0.8cm" svg:x="11.905cm" svg:y="26.405cm">
          <text:p text:style-name="P1"><text:span text:style-name="T2">4. Validação do </text:span></text:p>
          <text:p text:style-name="P1"><text:span text:style-name="T2">desenvolvi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1.305cm" svg:y1="26.805cm" svg:x2="11.905cm" svg:y2="26.805cm">
          <text:p/>
        </draw:line>
        <draw:custom-shape draw:style-name="gr8" draw:text-style-name="P6" draw:layer="layout" svg:width="2.9cm" svg:height="0.8cm" svg:x="11.906cm" svg:y="27.506cm">
          <text:p text:style-name="P1"><text:span text:style-name="T2">5. Implement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1.306cm" svg:y1="27.906cm" svg:x2="11.906cm" svg:y2="27.906cm">
          <text:p/>
        </draw:line>
        <draw:custom-shape draw:style-name="gr8" draw:text-style-name="P6" draw:layer="layout" svg:width="2.9cm" svg:height="0.8cm" svg:x="16.503cm" svg:y="17.103cm">
          <text:p text:style-name="P1"><text:span text:style-name="T2">1. Feedback do </text:span></text:p>
          <text:p text:style-name="P1"><text:span text:style-name="T2">público al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5.903cm" svg:y1="17.503cm" svg:x2="16.503cm" svg:y2="17.503cm">
          <text:p/>
        </draw:line>
        <draw:custom-shape draw:style-name="gr8" draw:text-style-name="P6" draw:layer="layout" svg:width="2.9cm" svg:height="0.8cm" svg:x="16.504cm" svg:y="18.204cm">
          <text:p text:style-name="P1"><text:span text:style-name="T2">2. Validação do </text:span></text:p>
          <text:p text:style-name="P1"><text:span text:style-name="T2">produto f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5.904cm" svg:y1="18.604cm" svg:x2="16.504cm" svg:y2="18.604cm">
          <text:p/>
        </draw:line>
        <draw:custom-shape draw:style-name="gr8" draw:text-style-name="P6" draw:layer="layout" svg:width="2.9cm" svg:height="0.8cm" svg:x="16.505cm" svg:y="19.305cm">
          <text:p text:style-name="P1"><text:span text:style-name="T2">3. Relatório f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5.905cm" svg:y1="19.705cm" svg:x2="16.505cm" svg:y2="19.705cm">
          <text:p/>
        </draw:line>
        <draw:line draw:style-name="gr2" draw:text-style-name="P3" draw:layer="layout" svg:x1="6.6cm" svg:y1="16.7cm" svg:x2="6.6cm" svg:y2="19.7cm">
          <text:p/>
        </draw:line>
        <draw:line draw:style-name="gr2" draw:text-style-name="P3" draw:layer="layout" svg:x1="11.3cm" svg:y1="16.7cm" svg:x2="11.3cm" svg:y2="27.9cm">
          <text:p/>
        </draw:line>
        <draw:line draw:style-name="gr2" draw:text-style-name="P3" draw:layer="layout" svg:x1="15.9cm" svg:y1="16.7cm" svg:x2="15.9cm" svg:y2="19.7cm">
          <text:p/>
        </draw:line>
        <draw:custom-shape draw:style-name="gr11" draw:text-style-name="P13" draw:layer="layout" svg:width="8cm" svg:height="1.8cm" svg:x="10.7cm" svg:y="5.5cm">
          <text:p text:style-name="P1">Monitoramento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1cm" svg:y1="6.4cm" svg:x2="10.7cm" svg:y2="6.4cm">
          <text:p/>
        </draw:line>
        <draw:custom-shape draw:style-name="gr7" draw:text-style-name="P11" draw:layer="layout" svg:width="2.9cm" svg:height="0.8cm" svg:x="12.702cm" svg:y="7.602cm">
          <text:p text:style-name="P9"><text:span text:style-name="T3">Relatório da </text:span></text:p>
          <text:p text:style-name="P1"><text:span text:style-name="T3">Reunião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2cm" svg:y1="8.002cm" svg:x2="12.702cm" svg:y2="8.002cm">
          <text:p/>
        </draw:line>
        <draw:custom-shape draw:style-name="gr8" draw:text-style-name="P12" draw:layer="layout" svg:width="2.9cm" svg:height="0.8cm" svg:x="12.703cm" svg:y="8.703cm">
          <text:p text:style-name="P9"><text:span text:style-name="T3">Relatório da </text:span></text:p>
          <text:p text:style-name="P1"><text:span text:style-name="T3">Reunião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3cm" svg:y1="9.103cm" svg:x2="12.703cm" svg:y2="9.103cm">
          <text:p/>
        </draw:line>
        <draw:custom-shape draw:style-name="gr8" draw:text-style-name="P12" draw:layer="layout" svg:width="2.9cm" svg:height="0.8cm" svg:x="12.704cm" svg:y="9.804cm">
          <text:p text:style-name="P9"><text:span text:style-name="T3">Relatório da </text:span></text:p>
          <text:p text:style-name="P1"><text:span text:style-name="T3">Reunião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4cm" svg:y1="10.204cm" svg:x2="12.704cm" svg:y2="10.204cm">
          <text:p/>
        </draw:line>
        <draw:line draw:style-name="gr2" draw:text-style-name="P14" draw:layer="layout" svg:x1="12.1cm" svg:y1="7.3cm" svg:x2="12.1cm" svg:y2="13.6cm">
          <text:p/>
        </draw:line>
        <draw:custom-shape draw:style-name="gr7" draw:text-style-name="P11" draw:layer="layout" svg:width="2.9cm" svg:height="0.8cm" svg:x="12.703cm" svg:y="11.003cm">
          <text:p text:style-name="P10"><text:span text:style-name="T3">Relatório da </text:span></text:p>
          <text:p text:style-name="P10"><text:span text:style-name="T3">Reunião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3cm" svg:y1="11.403cm" svg:x2="12.703cm" svg:y2="11.403cm">
          <text:p/>
        </draw:line>
        <draw:custom-shape draw:style-name="gr12" draw:text-style-name="P15" draw:layer="layout" svg:width="2.9cm" svg:height="0.8cm" svg:x="12.704cm" svg:y="12.104cm">
          <text:p text:style-name="P9"><text:span text:style-name="T3">Relatório da </text:span></text:p>
          <text:p text:style-name="P1"><text:span text:style-name="T3">Reunião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4cm" svg:y1="12.504cm" svg:x2="12.704cm" svg:y2="12.504cm">
          <text:p/>
        </draw:line>
        <draw:custom-shape draw:style-name="gr13" draw:text-style-name="P15" draw:layer="layout" svg:width="2.9cm" svg:height="0.8cm" svg:x="12.705cm" svg:y="13.205cm">
          <text:p text:style-name="P9"><text:span text:style-name="T3">Relatório da </text:span></text:p>
          <text:p text:style-name="P1"><text:span text:style-name="T3">Reunião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5cm" svg:y1="13.605cm" svg:x2="12.705cm" svg:y2="13.605cm">
          <text:p/>
        </draw:line>
        <draw:custom-shape draw:style-name="gr14" draw:text-style-name="P6" draw:layer="layout" svg:width="2.9cm" svg:height="0.899cm" svg:x="2.401cm" svg:y="20.501cm">
          <text:p text:style-name="P1"><text:span text:style-name="T2">4. Reunião de </text:span></text:p>
          <text:p text:style-name="P1"><text:span text:style-name="T2">Abertu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803cm" svg:y1="20.903cm" svg:x2="2.403cm" svg:y2="20.903cm">
          <text:p/>
        </draw:line>
        <draw:custom-shape draw:style-name="gr8" draw:text-style-name="P16" draw:layer="layout" svg:width="2.9cm" svg:height="0.8cm" svg:x="12.707cm" svg:y="19.507cm">
          <text:p text:style-name="P1"><text:span text:style-name="T4">2.1 . Construção</text:span></text:p>
          <text:p text:style-name="P1"><text:span text:style-name="T4">do Banco de D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7cm" svg:y1="19.907cm" svg:x2="12.707cm" svg:y2="19.907cm">
          <text:p/>
        </draw:line>
        <draw:custom-shape draw:style-name="gr8" draw:text-style-name="P16" draw:layer="layout" svg:width="2.9cm" svg:height="0.8cm" svg:x="12.708cm" svg:y="20.508cm">
          <text:p text:style-name="P9"><text:span text:style-name="T5">2.2 .</text:span><text:span text:style-name="T4">Construção do </text:span></text:p>
          <text:p text:style-name="P9"><text:span text:style-name="T4">Lado do 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8cm" svg:y1="20.908cm" svg:x2="12.708cm" svg:y2="20.908cm">
          <text:p/>
        </draw:line>
        <draw:custom-shape draw:style-name="gr8" draw:text-style-name="P16" draw:layer="layout" svg:width="2.9cm" svg:height="0.8cm" svg:x="12.709cm" svg:y="21.509cm">
          <text:p text:style-name="P9"><text:span text:style-name="T5">2.3 . </text:span><text:span text:style-name="T4">Construção do </text:span></text:p>
          <text:p text:style-name="P1"><text:span text:style-name="T4">Lado de 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9cm" svg:y1="21.909cm" svg:x2="12.709cm" svg:y2="21.909cm">
          <text:p/>
        </draw:line>
        <draw:line draw:style-name="gr2" draw:text-style-name="P14" draw:layer="layout" svg:x1="12.1cm" svg:y1="19.2cm" svg:x2="12.1cm" svg:y2="21.9cm">
          <text:p/>
        </draw:line>
        <draw:custom-shape draw:style-name="gr8" draw:text-style-name="P17" draw:layer="layout" svg:width="2.9cm" svg:height="0.8cm" svg:x="12.709cm" svg:y="24.109cm">
          <text:p text:style-name="P9"><text:span text:style-name="T4">3.1 Tes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09cm" svg:y1="24.509cm" svg:x2="12.709cm" svg:y2="24.509cm">
          <text:p/>
        </draw:line>
        <draw:custom-shape draw:style-name="gr8" draw:text-style-name="P17" draw:layer="layout" svg:width="2.9cm" svg:height="0.8cm" svg:x="12.71cm" svg:y="25.11cm">
          <text:p text:style-name="P9"><text:span text:style-name="T4">3.2 Análise dos Tes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11cm" svg:y1="25.51cm" svg:x2="12.71cm" svg:y2="25.51cm">
          <text:p/>
        </draw:line>
        <draw:line draw:style-name="gr2" draw:text-style-name="P3" draw:layer="layout" svg:x1="12.1cm" svg:y1="23.8cm" svg:x2="12.1cm" svg:y2="2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18:18:40.770504616</meta:creation-date>
    <dc:date>2018-03-30T14:26:46.270738981</dc:date>
    <meta:editing-duration>PT2H21M22S</meta:editing-duration>
    <meta:editing-cycles>15</meta:editing-cycles>
    <meta:generator>LibreOffice/5.1.6.2$Linux_X86_64 LibreOffice_project/10m0$Build-2</meta:generator>
    <meta:document-statistic meta:object-count="72"/>
  </office:meta>
</office:document-meta>
</file>